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5"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P6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Публикация мобильного приложения</text:h>
      <text:section text:style-name="Sect1" text:name="i236">
        <text:p text:style-name="P2"><text:span text:style-name="T1">Чтобы опубликовать мобильное приложение на веб-сервере, нажмите </text:span><text:span text:style-name="T2">Опубликовать мобильное приложение</text:span><text:span text:style-name="T1"> в контекстном меню панели </text:span><text:span text:style-name="T2">Информационные базы</text:span><text:span text:style-name="T1">. Откроется </text:span><text:a xlink:type="simple" xlink:href="https://its.1c.ru/db/content/edtdoc/src/i080.html?_=1542292896#i080" text:style-name="Internet_20_link" text:visited-style-name="Visited_20_Internet_20_Link">диалог публикации мобильного приложения</text:a><text:span text:style-name="T1">.</text:span></text:p>
        <text:p text:style-name="P1">С его помощью вы можете опубликовать мобильное приложение на одном из имеющихся веб-серверов, или на встроенном веб-сервере, если отдельно установленные веб-серверы отсутствуют.</text:p>
        <text:h text:style-name="P4" text:outline-level="5">Примечание</text:h>
        <text:p text:style-name="P1">Эта команда аналогична команде <text:span text:style-name="T3">Конфигурация</text:span> → <text:span text:style-name="T3">Мобильное приложение</text:span> → <text:span text:style-name="T3">Публиковать</text:span>, которая существует в <text:span text:style-name="T3">Конфигураторе</text:span>.</text:p>
        <text:h text:style-name="P6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i266.html?_=1542292896#d0e1128" text:style-name="Internet_20_link" text:visited-style-name="Visited_20_Internet_20_Link"><text:span text:style-name="T1">Список публикаций на веб-серверах</text:span></text:a></text:p>
        <text:p text:style-name="Text_20_body">‣ <text:a xlink:type="simple" xlink:href="https://its.1c.ru/db/content/edtdoc/src/i205.html?_=1542292896#i205" text:style-name="Internet_20_link" text:visited-style-name="Visited_20_Internet_20_Link"><text:span text:style-name="T1">Встроенный веб-сервер для отладки мобильных приложений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43:14.084795860</dc:date>
    <meta:editing-duration>PT7H24M25S</meta:editing-duration>
    <meta:editing-cycles>14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76" meta:character-count="655" meta:non-whitespace-character-count="588"/>
  </office:meta>
</office:document-meta>
</file>